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00845e4" officeooo:paragraph-rsid="000845e4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c98af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  <style:text-properties officeooo:paragraph-rsid="000c77bc"/>
    </style:style>
    <style:style style:name="P5" style:family="paragraph" style:parent-style-name="Standard">
      <style:paragraph-properties fo:margin-top="0cm" fo:margin-bottom="0cm" loext:contextual-spacing="false"/>
      <style:text-properties fo:font-variant="normal" fo:text-transform="none"/>
    </style:style>
    <style:style style:name="P6" style:family="paragraph" style:parent-style-name="Standard">
      <style:paragraph-properties fo:margin-top="0cm" fo:margin-bottom="0cm" loext:contextual-spacing="false"/>
      <style:text-properties fo:font-variant="normal" fo:text-transform="non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fo:font-variant="normal" fo:text-transform="none" officeooo:rsid="000845e4" officeooo:paragraph-rsid="000845e4"/>
    </style:style>
    <style:style style:name="P8" style:family="paragraph" style:parent-style-name="Standard">
      <style:paragraph-properties fo:margin-top="0cm" fo:margin-bottom="0cm" loext:contextual-spacing="false"/>
      <style:text-properties fo:font-variant="normal" fo:text-transform="none" fo:font-weight="bold" style:font-weight-asian="bold"/>
    </style:style>
    <style:style style:name="P9" style:family="paragraph" style:parent-style-name="Standard">
      <style:paragraph-properties fo:margin-top="0cm" fo:margin-bottom="0cm" loext:contextual-spacing="false"/>
      <style:text-properties fo:font-variant="normal" fo:text-transform="none" fo:font-weight="bold" officeooo:paragraph-rsid="000c98af" style:font-weight-asian="bold"/>
    </style:style>
    <style:style style:name="P10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12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 officeooo:rsid="000c98af" officeooo:paragraph-rsid="000c98af"/>
    </style:style>
    <style:style style:name="P13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rsid="0009af20" officeooo:paragraph-rsid="0009af20"/>
    </style:style>
    <style:style style:name="P14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paragraph-rsid="000c98af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style:font-size-asian="16pt" style:font-size-complex="16pt"/>
    </style:style>
    <style:style style:name="T3" style:family="text">
      <style:text-properties fo:font-variant="normal" fo:text-transform="none" fo:font-size="16pt" officeooo:rsid="000c98af" style:font-size-asian="16pt" style:font-size-complex="16pt"/>
    </style:style>
    <style:style style:name="T4" style:family="text">
      <style:text-properties fo:font-variant="normal" fo:text-transform="none" fo:font-weight="bold" style:font-weight-asian="bold"/>
    </style:style>
    <style:style style:name="T5" style:family="text">
      <style:text-properties fo:font-variant="normal" fo:text-transform="none" fo:font-weight="bold" officeooo:rsid="0004e21f" style:font-weight-asian="bold"/>
    </style:style>
    <style:style style:name="T6" style:family="text">
      <style:text-properties fo:font-variant="normal" fo:text-transform="none" fo:font-weight="bold" officeooo:rsid="000c98af" style:font-weight-asian="bold"/>
    </style:style>
    <style:style style:name="T7" style:family="text">
      <style:text-properties fo:font-variant="normal" fo:text-transform="none" officeooo:rsid="0009af20"/>
    </style:style>
    <style:style style:name="T8" style:family="text">
      <style:text-properties fo:font-variant="normal" fo:text-transform="none" officeooo:rsid="000c77bc"/>
    </style:style>
    <style:style style:name="T9" style:family="text">
      <style:text-properties fo:font-variant="normal" fo:text-transform="none" officeooo:rsid="000c98af"/>
    </style:style>
    <style:style style:name="T10" style:family="text">
      <style:text-properties fo:font-variant="normal" fo:text-transform="none" officeooo:rsid="000e2d6f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aso de uso: </text:span><text:span text:style-name="T3">Buscar Parámetro</text:span></text:p>
      <text:p text:style-name="P1"/>
      <text:p text:style-name="P6">Breve descripción:</text:p>
      <text:p text:style-name="P5"/>
      <text:p text:style-name="P2"><text:span text:style-name="T1">El siguiente caso de uso muestra el proceso </text:span><text:span text:style-name="T8">de </text:span><text:span text:style-name="T9">búsqueda y </text:span><text:span text:style-name="T8">visualización de parámetros del sistema. Estos parámetros tienen alcance total y generalmente están asociados a valores que afectan a la totalidad </text:span><text:span text:style-name="T9">del sistema</text:span><text:span text:style-name="T8">. Margenes de funcionamientos, proxies, urls, cadenas de conexión</text:span><text:span text:style-name="T10">, tokens, usuarios y contraseñas </text:span><text:span text:style-name="T8">a sistemas externos entre otros son valores candidatos.</text:span></text:p>
      <text:p text:style-name="P7"><text:s/></text:p>
      <text:p text:style-name="P1"/>
      <text:p text:style-name="P1"><text:span text:style-name="T4">Actor</text:span><text:span text:style-name="T1">: </text:span><text:span text:style-name="T8">Operador GS</text:span></text:p>
      <text:p text:style-name="P1"/>
      <text:p text:style-name="P1"><text:span text:style-name="T4">Precondici</text:span><text:span text:style-name="T5">ones</text:span><text:span text:style-name="T4">:</text:span></text:p>
      <text:list xml:id="list3518046434700999519" text:style-name="WWNum4">
        <text:list-item>
          <text:p text:style-name="P11">El Usuario debe estar dado de alta en el sistema.</text:p>
        </text:list-item>
        <text:list-item>
          <text:p text:style-name="P10"><text:span text:style-name="T1">El Usuario debe estar logueado </text:span><text:span text:style-name="T8">y tener permisos suficientes</text:span><text:span text:style-name="T1">.</text:span></text:p>
        </text:list-item>
      </text:list>
      <text:p text:style-name="P1"/>
      <text:p text:style-name="P6">Flujo de Eventos.</text:p>
      <text:p text:style-name="P1"/>
      <text:p text:style-name="P8">Flujo básico:</text:p>
      <text:p text:style-name="P1"/>
      <text:list xml:id="list1990612350330653571" text:style-name="WWNum5">
        <text:list-item>
          <text:p text:style-name="P13"><text:span text:style-name="T1">El operador experto ingresa </text:span><text:span text:style-name="T8">a “visualizar parámetros”</text:span></text:p>
        </text:list-item>
        <text:list-item>
          <text:p text:style-name="P14"><text:span text:style-name="T1">El </text:span><text:span text:style-name="T7">operador </text:span><text:span text:style-name="T9">filtra los parámetros por el modulo padre del comando o por su nombre</text:span></text:p>
        </text:list-item>
        <text:list-item>
          <text:p text:style-name="P12">El sistema muestra el o los los parámetros que se ajustan a los valores de filtro</text:p>
        </text:list-item>
        <text:list-item>
          <text:p text:style-name="P12">El operador solicita el historial de cambios del parámetro de su interés</text:p>
        </text:list-item>
        <text:list-item>
          <text:p text:style-name="P15"><text:span text:style-name="T9">El sistema ofrece una cantidad limitada de cambios ordenados cronológicamente en forma descendente en función del tiempo</text:span></text:p>
          <text:p text:style-name="P12"/>
        </text:list-item>
      </text:list>
      <text:p text:style-name="P1"/>
      <text:p text:style-name="P8">Postcondiciones:</text:p>
      <text:p text:style-name="P5"/>
      <text:p text:style-name="P8">Flujo Alternativo:</text:p>
      <text:p text:style-name="P1"/>
      <text:p text:style-name="P3"><text:span text:style-name="T6">Comentarios</text:span><text:span text:style-name="T4">: </text:span></text:p>
      <text:p text:style-name="P9"/>
      <text:p text:style-name="P3"/>
      <text:p text:style-name="P1"/>
      <text:p text:style-name="P1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4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7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date>2016-09-07T12:29:58.311783999</dc:date>
    <meta:editing-duration>PT28M39S</meta:editing-duration>
    <meta:editing-cycles>4</meta:editing-cycles>
    <meta:document-statistic meta:table-count="0" meta:image-count="0" meta:object-count="0" meta:page-count="1" meta:paragraph-count="19" meta:word-count="167" meta:character-count="1061" meta:non-whitespace-character-count="905"/>
  </office:meta>
</office:document-meta>
</file>